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.1252in" fo:text-indent="0in" style:auto-text-indent="false" style:page-number="auto" fo:background-color="transparent"/>
      <style:text-properties fo:font-size="14pt" officeooo:rsid="000fad3b" officeooo:paragraph-rsid="00106161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.1252in" fo:text-indent="0in" style:auto-text-indent="false" fo:background-color="transparent"/>
      <style:text-properties fo:font-size="14pt" officeooo:rsid="000fad3b" officeooo:paragraph-rsid="00106161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.1252in" fo:text-indent="0in" style:auto-text-indent="false" fo:background-color="transparent"/>
      <style:text-properties fo:font-size="14pt" officeooo:rsid="000fad3b" officeooo:paragraph-rsid="000fad3b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.1252in" fo:text-indent="0in" style:auto-text-indent="false" fo:background-color="transparent"/>
      <style:text-properties fo:font-size="14pt" officeooo:rsid="00106161" officeooo:paragraph-rsid="00106161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.1252in" fo:text-indent="0in" style:auto-text-indent="false" fo:background-color="transparent" style:writing-mode="lr-tb"/>
      <style:text-properties fo:font-size="14pt" officeooo:rsid="00106161" officeooo:paragraph-rsid="0015449b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in" fo:margin-right="0.1252in" fo:text-indent="0in" style:auto-text-indent="false" fo:background-color="transparent"/>
      <style:text-properties fo:font-size="14pt" officeooo:rsid="0014a124" officeooo:paragraph-rsid="0014a124" style:font-size-asian="12.25pt" style:font-size-complex="14pt"/>
    </style:style>
    <style:style style:name="P7" style:family="paragraph" style:parent-style-name="Standard">
      <style:text-properties fo:font-size="14pt" officeooo:rsid="0014a124" officeooo:paragraph-rsid="0014a124" style:font-size-asian="12.25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.1252in" style:auto-text-indent="false" style:page-number="auto" fo:background-color="transparent"/>
      <style:text-properties fo:font-size="14pt" officeooo:rsid="0015430c" officeooo:paragraph-rsid="0015430c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text-indent="0.1252in" style:auto-text-indent="false" fo:background-color="transparent"/>
      <style:text-properties fo:font-size="14pt" officeooo:rsid="0015430c" officeooo:paragraph-rsid="0015430c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text-indent="0.1252in" style:auto-text-indent="false" fo:background-color="transparent"/>
      <style:text-properties fo:font-size="14pt" officeooo:rsid="0016c012" officeooo:paragraph-rsid="0016c012" style:font-size-asian="12.25pt" style:font-size-complex="14pt"/>
    </style:style>
    <style:style style:name="T1" style:family="text">
      <style:text-properties officeooo:rsid="0014a124"/>
    </style:style>
    <style:style style:name="T2" style:family="text">
      <style:text-properties officeooo:rsid="0015430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 to 150 Decimal Places:</text:p>
      <text:p text:style-name="P2"><text:s/>3.14159265358979323846264338327950288419716939937510582097494459230781640628620899862803482534211706798214808651328230664709384460955058223172535940812</text:p>
      <text:p text:style-name="P3"/>
      <text:p text:style-name="P3">Tau to 150 Decimal Places:</text:p>
      <text:p text:style-name="P3"/>
      <text:p text:style-name="P3">6.28318530717958647692528676655900576839433879875021164194988918461563281257241799725606965068423413596429617302656461329418768921910116446345071881625</text:p>
      <text:p text:style-name="P3"/>
      <text:p text:style-name="P3">Euler’s Number <text:span text:style-name="T1">(e)</text:span> to 150 Decimal Places:</text:p>
      <text:p text:style-name="P3"/>
      <text:p text:style-name="P3">2.71828182845904523536028747135266249775724709369995957496696762772407663035354759457138217852516642742746639193200305992181741359662904357290033429526</text:p>
      <text:p text:style-name="P3"/>
      <text:p text:style-name="P4">The Golden Ratio <text:span text:style-name="T1">(Phi)</text:span> to 150 Decimal Places:</text:p>
      <text:p text:style-name="P4"/>
      <text:p text:style-name="P5">1.61803398874989484820458683436563811772030917980576286213544862270526046281890244709707204189391137484754088075386891752126633862223536931793180060766</text:p>
      <text:p text:style-name="P4"/>
      <text:p text:style-name="P4">Avogadro’s Constant:</text:p>
      <text:p text:style-name="P4"><draw:frame draw:style-name="fr1" draw:name="Object2" text:anchor-type="as-char" svg:y="-0.1728in" svg:width="1.5252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6">Newton’s Gravitational Constant <text:span text:style-name="T2">(G)</text:span>: </text:p>
      <text:p text:style-name="P6"><draw:frame draw:style-name="fr1" draw:name="Object1" text:anchor-type="as-char" svg:y="-0.2681in" svg:width="2.0307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8">Acceleration on Earth Due to Gravity (g): </text:p>
      <text:p text:style-name="P9"><draw:frame draw:style-name="fr1" draw:name="Object3" text:anchor-type="as-char" svg:y="-0.2445in" svg:width="0.7256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10">The Speed of Light in a Vacuum (c):</text:p>
      <text:p text:style-name="P10"><draw:frame draw:style-name="fr1" draw:name="Object4" text:anchor-type="as-char" svg:y="-0.2445in" svg:width="1.0134in" svg:height="0.395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>The Planck Constant (h):</text:p>
      <text:p text:style-name="P10"><draw:frame draw:style-name="fr1" draw:name="Object5" text:anchor-type="as-char" svg:y="-0.1728in" svg:width="1.4437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29T17:50:15.523046503</meta:creation-date>
    <dc:date>2025-02-03T18:20:07.889610380</dc:date>
    <meta:editing-duration>PT49M59S</meta:editing-duration>
    <meta:editing-cycles>9</meta:editing-cycles>
    <meta:generator>LibreOffice/25.2.0.3$Linux_X86_64 LibreOffice_project/e1cf4a87eb02d755bce1a01209907ea5ddc8f069</meta:generator>
    <meta:document-statistic meta:table-count="0" meta:image-count="0" meta:object-count="5" meta:page-count="1" meta:paragraph-count="19" meta:word-count="55" meta:character-count="901" meta:non-whitespace-character-count="857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6.6743</mn>
              <mo stretchy="false">±</mo>
              <mn>0.00015</mn>
            </mrow>
          </mrow>
          <mo fence="true" form="postfix" stretchy="false">)</mo>
        </mrow>
        <mo stretchy="false">⋅</mo>
        <msup>
          <mn>10</mn>
          <mrow>
            <mo stretchy="false">−</mo>
            <mn>11</mn>
          </mrow>
        </msup>
      </mrow>
      <mfrac>
        <msup>
          <mi>m</mi>
          <mn>3</mn>
        </msup>
        <mrow>
          <mi mathvariant="italic">kg</mi>
          <msup>
            <mi>s</mi>
            <mn>2</mn>
          </msup>
        </mrow>
      </mfrac>
    </mrow>
    <annotation encoding="StarMath 5.0">( 6.6743 +- 0.00015 ) cdot 10^-11 { m^3 } over { kg s^2 }</annotation>
  </semantics>
</math>
</file>

<file path=Object 2/content.xml><?xml version="1.0" encoding="utf-8"?>
<math xmlns="http://www.w3.org/1998/Math/MathML" display="block">
  <semantics>
    <mrow>
      <mrow>
        <mn>6.02214076</mn>
        <mo stretchy="false">⋅</mo>
        <msup>
          <mn>10</mn>
          <mn>23</mn>
        </msup>
      </mrow>
      <msup>
        <mi mathvariant="italic">mol</mi>
        <mrow>
          <mo stretchy="false">−</mo>
          <mn>1</mn>
        </mrow>
      </msup>
    </mrow>
    <annotation encoding="StarMath 5.0">6.02214076 cdot 10^23 mol^-1</annotation>
  </semantics>
</math>
</file>

<file path=Object 3/content.xml><?xml version="1.0" encoding="utf-8"?>
<math xmlns="http://www.w3.org/1998/Math/MathML" display="block">
  <semantics>
    <mrow>
      <mn>9.80665</mn>
      <mfrac>
        <mi>m</mi>
        <msup>
          <mi>s</mi>
          <mn>2</mn>
        </msup>
      </mfrac>
    </mrow>
    <annotation encoding="StarMath 5.0">9.80665 { m } over { s^2 }</annotation>
  </semantics>
</math>
</file>

<file path=Object 4/content.xml><?xml version="1.0" encoding="utf-8"?>
<math xmlns="http://www.w3.org/1998/Math/MathML" display="block">
  <semantics>
    <mrow>
      <mn>299,792,458</mn>
      <mfrac>
        <mi>m</mi>
        <mi>s</mi>
      </mfrac>
    </mrow>
    <annotation encoding="StarMath 5.0">299,792,458 { m } over { s }</annotation>
  </semantics>
</math>
</file>

<file path=Object 5/content.xml><?xml version="1.0" encoding="utf-8"?>
<math xmlns="http://www.w3.org/1998/Math/MathML" display="block">
  <semantics>
    <mrow>
      <mrow>
        <mn>6.62607015</mn>
        <mo stretchy="false">⋅</mo>
        <msup>
          <mn>10</mn>
          <mrow>
            <mo stretchy="false">−</mo>
            <mn>34</mn>
          </mrow>
        </msup>
      </mrow>
      <mrow>
        <mi>J</mi>
        <mo stretchy="false">⋅</mo>
        <mi>s</mi>
      </mrow>
    </mrow>
    <annotation encoding="StarMath 5.0">6.62607015 cdot 10^-34 J cdot s</annotation>
  </semantics>
</math>
</file>